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 is another way in...
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19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
</text:p>
          </table:table-cell>
          <table:table-cell table:style-name="ce0" office:value-type="string">
            <text:p>The gate is shut tight.</text:p>
          </table:table-cell>
          <table:table-cell table:number-columns-repeated="1019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
</text:p>
          </table:table-cell>
          <table:table-cell table:style-name="ce0" office:value-type="string">
            <text:p>Seems like you can get in through here.</text:p>
          </table:table-cell>
          <table:table-cell table:number-columns-repeated="1019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
</text:p>
          </table:table-cell>
          <table:table-cell table:style-name="ce0" office:value-type="string">
            <text:p>Enter</text:p>
          </table:table-cell>
          <table:table-cell table:number-columns-repeated="1019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
</text:p>
          </table:table-cell>
          <table:table-cell table:style-name="ce0" office:value-type="string">
            <text:p>Do not enter</text:p>
          </table:table-cell>
          <table:table-cell table:number-columns-repeated="1019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8:59:14+02:00</meta:creation-date>
    <dc:date>2019-09-29T18:59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